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83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oll No Starting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humanities &amp; soc. sciences</text:p>
          </table:table-cell>
          <table:table-cell office:value-type="float" office:value="13100061" calcext:value-type="float">
            <text:p>13100061</text:p>
          </table:table-cell>
        </table:table-row>
        <table:table-row table:style-name="ro1">
          <table:table-cell office:value-type="float" office:value="13101" calcext:value-type="float">
            <text:p>13101</text:p>
          </table:table-cell>
          <table:table-cell office:value-type="string" calcext:value-type="string">
            <text:p>mtech</text:p>
          </table:table-cell>
          <table:table-cell office:value-type="string" calcext:value-type="string">
            <text:p>aerospace engg.</text:p>
          </table:table-cell>
          <table:table-cell office:value-type="float" office:value="13101001" calcext:value-type="float">
            <text:p>13101001</text:p>
          </table:table-cell>
        </table:table-row>
        <table:table-row table:style-name="ro1">
          <table:table-cell office:value-type="float" office:value="13101" calcext:value-type="float">
            <text:p>13101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aerospace engg.</text:p>
          </table:table-cell>
          <table:table-cell office:value-type="float" office:value="13101061" calcext:value-type="float">
            <text:p>13101061</text:p>
          </table:table-cell>
        </table:table-row>
        <table:table-row table:style-name="ro1">
          <table:table-cell office:value-type="float" office:value="13102" calcext:value-type="float">
            <text:p>13102</text:p>
          </table:table-cell>
          <table:table-cell office:value-type="string" calcext:value-type="string">
            <text:p>mtech</text:p>
          </table:table-cell>
          <table:table-cell office:value-type="string" calcext:value-type="string">
            <text:p>chemical engg.</text:p>
          </table:table-cell>
          <table:table-cell office:value-type="float" office:value="13102001" calcext:value-type="float">
            <text:p>13102001</text:p>
          </table:table-cell>
        </table:table-row>
        <table:table-row table:style-name="ro1">
          <table:table-cell office:value-type="float" office:value="13102" calcext:value-type="float">
            <text:p>13102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chemical engg.</text:p>
          </table:table-cell>
          <table:table-cell office:value-type="float" office:value="13102062" calcext:value-type="float">
            <text:p>13102062</text:p>
          </table:table-cell>
        </table:table-row>
        <table:table-row table:style-name="ro1">
          <table:table-cell office:value-type="float" office:value="13103" calcext:value-type="float">
            <text:p>13103</text:p>
          </table:table-cell>
          <table:table-cell office:value-type="string" calcext:value-type="string">
            <text:p>mtech</text:p>
          </table:table-cell>
          <table:table-cell office:value-type="string" calcext:value-type="string">
            <text:p>civil engg.</text:p>
          </table:table-cell>
          <table:table-cell office:value-type="float" office:value="13103003" calcext:value-type="float">
            <text:p>13103003</text:p>
          </table:table-cell>
        </table:table-row>
        <table:table-row table:style-name="ro1">
          <table:table-cell office:value-type="float" office:value="13103" calcext:value-type="float">
            <text:p>13103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civil engg.</text:p>
          </table:table-cell>
          <table:table-cell office:value-type="float" office:value="13103165" calcext:value-type="float">
            <text:p>13103165</text:p>
          </table:table-cell>
        </table:table-row>
        <table:table-row table:style-name="ro1">
          <table:table-cell office:value-type="float" office:value="13104" calcext:value-type="float">
            <text:p>13104</text:p>
          </table:table-cell>
          <table:table-cell office:value-type="string" calcext:value-type="string">
            <text:p>mtech</text:p>
          </table:table-cell>
          <table:table-cell office:value-type="string" calcext:value-type="string">
            <text:p>electrical engg.</text:p>
          </table:table-cell>
          <table:table-cell office:value-type="float" office:value="13104006" calcext:value-type="float">
            <text:p>13104006</text:p>
          </table:table-cell>
        </table:table-row>
        <table:table-row table:style-name="ro1">
          <table:table-cell office:value-type="float" office:value="13104" calcext:value-type="float">
            <text:p>13104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electrical engg.</text:p>
          </table:table-cell>
          <table:table-cell office:value-type="float" office:value="13104176" calcext:value-type="float">
            <text:p>13104176</text:p>
          </table:table-cell>
        </table:table-row>
        <table:table-row table:style-name="ro1">
          <table:table-cell office:value-type="float" office:value="13105" calcext:value-type="float">
            <text:p>13105</text:p>
          </table:table-cell>
          <table:table-cell office:value-type="string" calcext:value-type="string">
            <text:p>mtech</text:p>
          </table:table-cell>
          <table:table-cell office:value-type="string" calcext:value-type="string">
            <text:p>mechanical engg.</text:p>
          </table:table-cell>
          <table:table-cell office:value-type="float" office:value="13105007" calcext:value-type="float">
            <text:p>13105007</text:p>
          </table:table-cell>
        </table:table-row>
        <table:table-row table:style-name="ro1">
          <table:table-cell office:value-type="float" office:value="13105" calcext:value-type="float">
            <text:p>13105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echanical engg.</text:p>
          </table:table-cell>
          <table:table-cell office:value-type="float" office:value="13105174" calcext:value-type="float">
            <text:p>13105174</text:p>
          </table:table-cell>
        </table:table-row>
        <table:table-row table:style-name="ro1">
          <table:table-cell office:value-type="float" office:value="13106" calcext:value-type="float">
            <text:p>13106</text:p>
          </table:table-cell>
          <table:table-cell office:value-type="string" calcext:value-type="string">
            <text:p>mtech</text:p>
          </table:table-cell>
          <table:table-cell office:value-type="string" calcext:value-type="string">
            <text:p>material science and engg.</text:p>
          </table:table-cell>
          <table:table-cell office:value-type="float" office:value="13106010" calcext:value-type="float">
            <text:p>13106010</text:p>
          </table:table-cell>
        </table:table-row>
        <table:table-row table:style-name="ro1">
          <table:table-cell office:value-type="float" office:value="13106" calcext:value-type="float">
            <text:p>13106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terial science and engg.</text:p>
          </table:table-cell>
          <table:table-cell office:value-type="float" office:value="13106070" calcext:value-type="float">
            <text:p>13106070</text:p>
          </table:table-cell>
        </table:table-row>
        <table:table-row table:style-name="ro1">
          <table:table-cell office:value-type="float" office:value="13107" calcext:value-type="float">
            <text:p>13107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chemistry</text:p>
          </table:table-cell>
          <table:table-cell office:value-type="float" office:value="13107063" calcext:value-type="float">
            <text:p>13107063</text:p>
          </table:table-cell>
        </table:table-row>
        <table:table-row table:style-name="ro1">
          <table:table-cell office:value-type="float" office:value="13108" calcext:value-type="float">
            <text:p>13108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thematics</text:p>
          </table:table-cell>
          <table:table-cell office:value-type="float" office:value="13108067" calcext:value-type="float">
            <text:p>13108067</text:p>
          </table:table-cell>
        </table:table-row>
        <table:table-row table:style-name="ro1">
          <table:table-cell office:value-type="float" office:value="13109" calcext:value-type="float">
            <text:p>13109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physics</text:p>
          </table:table-cell>
          <table:table-cell office:value-type="float" office:value="13109063" calcext:value-type="float">
            <text:p>13109063</text:p>
          </table:table-cell>
        </table:table-row>
        <table:table-row table:style-name="ro1">
          <table:table-cell office:value-type="float" office:value="13111" calcext:value-type="float">
            <text:p>13111</text:p>
          </table:table-cell>
          <table:table-cell office:value-type="string" calcext:value-type="string">
            <text:p>mtech</text:p>
          </table:table-cell>
          <table:table-cell office:value-type="string" calcext:value-type="string">
            <text:p>computer sci. and engg.</text:p>
          </table:table-cell>
          <table:table-cell office:value-type="float" office:value="13111003" calcext:value-type="float">
            <text:p>13111003</text:p>
          </table:table-cell>
        </table:table-row>
        <table:table-row table:style-name="ro1">
          <table:table-cell office:value-type="float" office:value="13111" calcext:value-type="float">
            <text:p>13111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computer sci. and engg.</text:p>
          </table:table-cell>
          <table:table-cell office:value-type="float" office:value="13111164" calcext:value-type="float">
            <text:p>13111164</text:p>
          </table:table-cell>
        </table:table-row>
        <table:table-row table:style-name="ro1">
          <table:table-cell office:value-type="float" office:value="13112" calcext:value-type="float">
            <text:p>13112</text:p>
          </table:table-cell>
          <table:table-cell office:value-type="string" calcext:value-type="string">
            <text:p>mtech</text:p>
          </table:table-cell>
          <table:table-cell office:value-type="string" calcext:value-type="string">
            <text:p>materials science programme</text:p>
          </table:table-cell>
          <table:table-cell office:value-type="float" office:value="13112005" calcext:value-type="float">
            <text:p>13112005</text:p>
          </table:table-cell>
        </table:table-row>
        <table:table-row table:style-name="ro1">
          <table:table-cell office:value-type="float" office:value="13112" calcext:value-type="float">
            <text:p>13112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terials science programme</text:p>
          </table:table-cell>
          <table:table-cell office:value-type="float" office:value="13112063" calcext:value-type="float">
            <text:p>13112063</text:p>
          </table:table-cell>
        </table:table-row>
        <table:table-row table:style-name="ro1">
          <table:table-cell office:value-type="float" office:value="13114" calcext:value-type="float">
            <text:p>13114</text:p>
          </table:table-cell>
          <table:table-cell office:value-type="string" calcext:value-type="string">
            <text:p>mtech</text:p>
          </table:table-cell>
          <table:table-cell office:value-type="string" calcext:value-type="string">
            <text:p>ind. &amp; management engg.</text:p>
          </table:table-cell>
          <table:table-cell office:value-type="float" office:value="13114004" calcext:value-type="float">
            <text:p>13114004</text:p>
          </table:table-cell>
        </table:table-row>
        <table:table-row table:style-name="ro1">
          <table:table-cell office:value-type="float" office:value="13114" calcext:value-type="float">
            <text:p>13114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ind. &amp; management engg.</text:p>
          </table:table-cell>
          <table:table-cell office:value-type="float" office:value="13114062" calcext:value-type="float">
            <text:p>13114062</text:p>
          </table:table-cell>
        </table:table-row>
        <table:table-row table:style-name="ro1">
          <table:table-cell office:value-type="float" office:value="13115" calcext:value-type="float">
            <text:p>13115</text:p>
          </table:table-cell>
          <table:table-cell office:value-type="string" calcext:value-type="string">
            <text:p>mtech</text:p>
          </table:table-cell>
          <table:table-cell office:value-type="string" calcext:value-type="string">
            <text:p>nuc. engg.&amp; tech prog.</text:p>
          </table:table-cell>
          <table:table-cell office:value-type="float" office:value="13115004" calcext:value-type="float">
            <text:p>13115004</text:p>
          </table:table-cell>
        </table:table-row>
        <table:table-row table:style-name="ro1">
          <table:table-cell office:value-type="float" office:value="13115" calcext:value-type="float">
            <text:p>13115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nuc. engg.&amp; tech prog.</text:p>
          </table:table-cell>
          <table:table-cell office:value-type="float" office:value="13115064" calcext:value-type="float">
            <text:p>13115064</text:p>
          </table:table-cell>
        </table:table-row>
        <table:table-row table:style-name="ro1">
          <table:table-cell office:value-type="float" office:value="13116" calcext:value-type="float">
            <text:p>13116</text:p>
          </table:table-cell>
          <table:table-cell office:value-type="string" calcext:value-type="string">
            <text:p>mtech</text:p>
          </table:table-cell>
          <table:table-cell office:value-type="string" calcext:value-type="string">
            <text:p>laser technology</text:p>
          </table:table-cell>
          <table:table-cell office:value-type="float" office:value="13116008" calcext:value-type="float">
            <text:p>13116008</text:p>
          </table:table-cell>
        </table:table-row>
        <table:table-row table:style-name="ro1">
          <table:table-cell office:value-type="float" office:value="13117" calcext:value-type="float">
            <text:p>13117</text:p>
          </table:table-cell>
          <table:table-cell office:value-type="string" calcext:value-type="string">
            <text:p>mtech</text:p>
          </table:table-cell>
          <table:table-cell office:value-type="string" calcext:value-type="string">
            <text:p>environmental engg. &amp; mgmt</text:p>
          </table:table-cell>
          <table:table-cell office:value-type="float" office:value="13117011" calcext:value-type="float">
            <text:p>13117011</text:p>
          </table:table-cell>
        </table:table-row>
        <table:table-row table:style-name="ro1">
          <table:table-cell office:value-type="float" office:value="13118" calcext:value-type="float">
            <text:p>13118</text:p>
          </table:table-cell>
          <table:table-cell office:value-type="string" calcext:value-type="string">
            <text:p>mtech</text:p>
          </table:table-cell>
          <table:table-cell office:value-type="string" calcext:value-type="string">
            <text:p>biol.sci. and bio.engg.</text:p>
          </table:table-cell>
          <table:table-cell office:value-type="float" office:value="13118006" calcext:value-type="float">
            <text:p>13118006</text:p>
          </table:table-cell>
        </table:table-row>
        <table:table-row table:style-name="ro1">
          <table:table-cell office:value-type="float" office:value="13118" calcext:value-type="float">
            <text:p>13118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biol.sci. and bio.engg.</text:p>
          </table:table-cell>
          <table:table-cell office:value-type="float" office:value="13118063" calcext:value-type="float">
            <text:p>13118063</text:p>
          </table:table-cell>
        </table:table-row>
        <table:table-row table:style-name="ro1">
          <table:table-cell office:value-type="float" office:value="13119" calcext:value-type="float">
            <text:p>13119</text:p>
          </table:table-cell>
          <table:table-cell office:value-type="string" calcext:value-type="string">
            <text:p>mdes</text:p>
          </table:table-cell>
          <table:table-cell office:value-type="string" calcext:value-type="string">
            <text:p>master of design</text:p>
          </table:table-cell>
          <table:table-cell office:value-type="float" office:value="13119001" calcext:value-type="float">
            <text:p>13119001</text:p>
          </table:table-cell>
        </table:table-row>
        <table:table-row table:style-name="ro1">
          <table:table-cell office:value-type="float" office:value="13119" calcext:value-type="float">
            <text:p>13119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ster of design</text:p>
          </table:table-cell>
          <table:table-cell office:value-type="float" office:value="13119065" calcext:value-type="float">
            <text:p>13119065</text:p>
          </table:table-cell>
        </table:table-row>
        <table:table-row table:style-name="ro1">
          <table:table-cell office:value-type="float" office:value="13125" calcext:value-type="float">
            <text:p>13125</text:p>
          </table:table-cell>
          <table:table-cell office:value-type="string" calcext:value-type="string">
            <text:p>mba</text:p>
          </table:table-cell>
          <table:table-cell office:value-type="string" calcext:value-type="string">
            <text:p>ind. &amp; management engg.</text:p>
          </table:table-cell>
          <table:table-cell office:value-type="float" office:value="13125008" calcext:value-type="float">
            <text:p>13125008</text:p>
          </table:table-cell>
        </table:table-row>
        <table:table-row table:style-name="ro1">
          <table:table-cell office:value-type="float" office:value="13126" calcext:value-type="float">
            <text:p>13126</text:p>
          </table:table-cell>
          <table:table-cell office:value-type="string" calcext:value-type="string">
            <text:p>pgpex-vlm</text:p>
          </table:table-cell>
          <table:table-cell office:value-type="string" calcext:value-type="string">
            <text:p>ind. &amp; management engg.</text:p>
          </table:table-cell>
          <table:table-cell office:value-type="float" office:value="13126005" calcext:value-type="float">
            <text:p>13126005</text:p>
          </table:table-cell>
        </table:table-row>
        <table:table-row table:style-name="ro1" table:number-rows-repeated="104854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jiv Omar</meta:initial-creator>
    <meta:creation-date>2014-05-02T08:53:07.033395147</meta:creation-date>
    <dc:date>2014-05-02T08:57:19.072729843</dc:date>
    <dc:creator>Rajiv Omar</dc:creator>
    <meta:editing-duration>PT3M4S</meta:editing-duration>
    <meta:editing-cycles>6</meta:editing-cycles>
    <meta:generator>LibreOffice/4.1.3.2$Linux_X86_64 LibreOffice_project/410m0$Build-2</meta:generator>
    <meta:document-statistic meta:table-count="1" meta:cell-count="132" meta:object-count="0"/>
  </office:meta>
</office:document-meta>
</file>